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-theme-settings-body-font-family" svg:font-family="'var f-theme-settings-body-font-family'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74412"/>
    </style:style>
    <style:style style:name="P3" style:family="paragraph" style:parent-style-name="Standard">
      <style:paragraph-properties fo:text-align="start" style:justify-single-word="false"/>
      <style:text-properties officeooo:paragraph-rsid="0019dcfe"/>
    </style:style>
    <style:style style:name="P4" style:family="paragraph" style:parent-style-name="Text_20_body">
      <style:paragraph-properties fo:text-align="start" style:justify-single-word="false"/>
      <style:text-properties officeooo:paragraph-rsid="0019dcfe"/>
    </style:style>
    <style:style style:name="P5" style:family="paragraph" style:parent-style-name="Text_20_body">
      <style:text-properties style:font-name="Liberation Serif"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officeooo:paragraph-rsid="00256daa"/>
    </style:style>
    <style:style style:name="P7" style:family="paragraph" style:parent-style-name="Text_20_body" style:list-style-name="L1">
      <style:paragraph-properties fo:text-align="start" style:justify-single-word="false"/>
      <style:text-properties officeooo:paragraph-rsid="00256daa"/>
    </style:style>
    <style:style style:name="P8" style:family="paragraph" style:parent-style-name="Text_20_body">
      <style:text-properties officeooo:paragraph-rsid="001c209f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officeooo:rsid="001c209f" officeooo:paragraph-rsid="001c209f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Heading_20_4">
      <style:text-properties officeooo:paragraph-rsid="001c209f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text-properties officeooo:rsid="001c209f" officeooo:paragraph-rsid="001c209f"/>
    </style:style>
    <style:style style:name="P16" style:family="paragraph" style:parent-style-name="Text_20_body">
      <style:text-properties fo:font-weight="bold" officeooo:rsid="001c209f" officeooo:paragraph-rsid="001c209f" style:font-weight-asian="bold" style:font-weight-complex="bold"/>
    </style:style>
    <style:style style:name="P17" style:family="paragraph" style:parent-style-name="Text_20_body">
      <style:text-properties fo:font-weight="normal" officeooo:rsid="001c209f" officeooo:paragraph-rsid="001c209f" style:font-weight-asian="normal" style:font-weight-complex="normal"/>
    </style:style>
    <style:style style:name="P18" style:family="paragraph" style:parent-style-name="Text_20_body" style:list-style-name="L6"/>
    <style:style style:name="T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size="22pt" fo:font-style="normal" fo:font-weight="bold" officeooo:rsid="00174412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size="14pt" fo:font-style="normal" fo:font-weight="bold" officeooo:rsid="0019dcfe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2pt" fo:font-style="normal" fo:font-weight="normal" officeooo:rsid="0019dcfe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1b0aba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fo:font-weight="normal" officeooo:rsid="0019dcfe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weight="normal" officeooo:rsid="001b0aba" style:font-weight-asian="normal" style:font-weight-complex="normal"/>
    </style:style>
    <style:style style:name="T9" style:family="text">
      <style:text-properties officeooo:rsid="001c209f"/>
    </style:style>
    <style:style style:name="T10" style:family="text">
      <style:text-properties style:font-name="Liberation Serif" fo:font-size="12pt" fo:font-style="normal" fo:font-weight="normal" officeooo:rsid="0024073c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fo:font-weight="normal" officeooo:rsid="00256daa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font-style="italic" fo:font-weight="normal" officeooo:rsid="00256daa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Liberation Serif" fo:font-size="12pt" fo:font-style="normal" fo:font-weight="normal" officeooo:rsid="0019dcfe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bold" officeooo:rsid="001c209f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Liberation Serif" fo:font-size="12pt" fo:font-style="normal" fo:font-weight="normal" officeooo:rsid="001c209f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0211386"/>
    </style:style>
    <style:style style:name="T17" style:family="text">
      <style:text-properties style:font-name="Liberation Serif" fo:font-size="12pt" fo:font-style="normal" officeooo:rsid="001c209f" style:font-size-asian="10.5pt" style:font-style-asian="normal" style:font-size-complex="12pt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>Classificazione di oggetti radar/lidar con Random Forest</text:span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2"><text:span text:style-name="Emphasis"><text:span text:style-name="T2">Silveri Marco – s330394</text:span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3"><text:span text:style-name="Emphasis"><text:span text:style-name="T3"/></text:span></text:p>
      <text:p text:style-name="P3"><text:soft-page-break/><text:span text:style-name="Emphasis"><text:span text:style-name="T3">1. Introduzione</text:span></text:span></text:p>
      <text:p text:style-name="P4"><text:span text:style-name="Emphasis"><text:span text:style-name="T4">In questo lavoro ci proponiamo di analizzare i dati provenienti dal </text:span></text:span><text:span text:style-name="Emphasis"><text:span text:style-name="Strong_20_Emphasis"><text:span text:style-name="T4">dataset TruckScenes</text:span></text:span></text:span><text:span text:style-name="Emphasis"><text:span text:style-name="T4">, un insieme di scene raccolte in contesto urbano e autostradale contenente misurazioni </text:span></text:span><text:span text:style-name="Emphasis"><text:span text:style-name="T5">provenienti da differenti tipi di sensori.</text:span></text:span><text:span text:style-name="Emphasis"><text:span text:style-name="T4"> L’obiettiv</text:span></text:span><text:span text:style-name="Emphasis"><text:span text:style-name="T6">o principale è confrontare le performance di due classificatori supervisionati, </text:span></text:span><text:span text:style-name="Emphasis"><text:span text:style-name="Strong_20_Emphasis"><text:span text:style-name="T6">Random Forest</text:span></text:span></text:span><text:span text:style-name="Emphasis"><text:span text:style-name="T6"> e </text:span></text:span><text:span text:style-name="Emphasis"><text:span text:style-name="Strong_20_Emphasis"><text:span text:style-name="T6">Gradient Boosting</text:span></text:span></text:span><text:span text:style-name="Emphasis"><text:span text:style-name="T6">, nell’identificazione di oggetti basandosi separatamente sui dati radar e lidar. </text:span></text:span></text:p>
      <text:p text:style-name="Text_20_body"><text:span text:style-name="T7">Poiché radar e lidar presentano caratteristiche differenti ci interessa osservare come queste differenze influenzino l'efficacia dei modelli predittivi. Per svolgere questa analisi sono stati utilizzati strumenti come </text:span><text:span text:style-name="Strong_20_Emphasis"><text:span text:style-name="T7">Python</text:span></text:span><text:span text:style-name="T7">, la libreria di machine learning </text:span><text:span text:style-name="Strong_20_Emphasis"><text:span text:style-name="T7">scikit-learn</text:span></text:span><text:span text:style-name="T7"> e in particolare la libreria ufficiale </text:span><text:span text:style-name="Source_20_Text"><text:span text:style-name="T8">truckenes</text:span></text:span><text:span text:style-name="T7">, che consente l’accesso strutturato ai dati del dataset.</text:span></text:p>
      <text:p text:style-name="P5">L’approccio seguito prevede la separazione delle scene in set di addestramento e test, l’addestramento dei modelli sui dati grezzi dei due sensori e infine la valutazione delle prestazioni tramite metriche standard come accuratezza, matric<text:span text:style-name="T9">e</text:span> di confusione, <text:span text:style-name="T9">f1 score, richiamo e supporto.</text:span></text:p>
      <text:p text:style-name="P3"><text:span text:style-name="Emphasis"><text:span text:style-name="T3">2. Dataset</text:span></text:span></text:p>
      <text:p text:style-name="P4"><text:span text:style-name="Strong_20_Emphasis"><text:span text:style-name="T10">Abbiamo utilizzato il dataset di</text:span></text:span><text:span text:style-name="Strong_20_Emphasis"><text:span text:style-name="T6"> MAN </text:span></text:span><text:span text:style-name="Strong_20_Emphasis"><text:span text:style-name="T10">chiamato </text:span></text:span><text:span text:style-name="Strong_20_Emphasis"><text:span text:style-name="T6">TruckScenes, sviluppato specificamente per </text:span></text:span><text:span text:style-name="Strong_20_Emphasis"><text:span text:style-name="T10">camion</text:span></text:span><text:span text:style-name="Strong_20_Emphasis"><text:span text:style-name="T6"> autonomi. </text:span></text:span><text:span text:style-name="Strong_20_Emphasis"><text:span text:style-name="T10">Il dataset c</text:span></text:span><text:span text:style-name="Strong_20_Emphasis"><text:span text:style-name="T6">omprende </text:span></text:span><text:span text:style-name="Strong_20_Emphasis"><text:span text:style-name="T10">più di </text:span></text:span><text:span text:style-name="Strong_20_Emphasis"><text:span text:style-name="T6">747 scene, ciascuna della durata di circa 20 secondi, raccolte in </text:span></text:span><text:span text:style-name="Strong_20_Emphasis"><text:span text:style-name="T10">vari </text:span></text:span><text:span text:style-name="Strong_20_Emphasis"><text:span text:style-name="T6">ambienti: autostrade, strade di raccordo e terminal logistici. Ogni scena è composta da una serie di sample </text:span></text:span><text:span text:style-name="Strong_20_Emphasis"><text:span text:style-name="T10">(singoli frame di campionamento)</text:span></text:span><text:span text:style-name="Strong_20_Emphasis"><text:span text:style-name="T6"> sincronizzati, ognuno dei quali contiene dati </text:span></text:span><text:span text:style-name="Strong_20_Emphasis"><text:span text:style-name="T10">provenienti da</text:span></text:span><text:span text:style-name="Strong_20_Emphasis"><text:span text:style-name="T6"> 4 telecamere, 6 sensori LiDAR, 6 radar 4D (con copertura a 360°), 2 IMU e GNSS.</text:span></text:span></text:p>
      <text:p text:style-name="P4"><text:span text:style-name="Strong_20_Emphasis"><text:span text:style-name="T10">Ogni scena ha al proprio interno una serie di annotazioni che </text:span></text:span><text:span text:style-name="Strong_20_Emphasis"><text:span text:style-name="T6">coprono 27 classi di oggetti e 15 attributi, con bounding box 3D. La struttura dei dati prevede collegamenti tramite ID.</text:span></text:span></text:p>
      <text:p text:style-name="P6"><text:span text:style-name="Strong_20_Emphasis"><text:span text:style-name="T11">Gli elementi principali che abbiamo utilizzato sono quindi:</text:span></text:span></text:p>
      <text:list text:style-name="L1">
        <text:list-item>
          <text:p text:style-name="P7"><text:span text:style-name="Strong_20_Emphasis"><text:span text:style-name="T12">scene</text:span></text:span><text:span text:style-name="Strong_20_Emphasis"><text:span text:style-name="T11">: frammento di 20 secondi di viaggio del camion</text:span></text:span></text:p>
        </text:list-item>
        <text:list-item>
          <text:p text:style-name="P7"><text:span text:style-name="Strong_20_Emphasis"><text:span text:style-name="T12">sample</text:span></text:span><text:span text:style-name="Strong_20_Emphasis"><text:span text:style-name="T11">: “istantanea” di una scena</text:span></text:span></text:p>
        </text:list-item>
        <text:list-item>
          <text:p text:style-name="P7"><text:span text:style-name="Strong_20_Emphasis"><text:span text:style-name="T12">sample data</text:span></text:span><text:span text:style-name="Strong_20_Emphasis"><text:span text:style-name="T11">: insieme di dati provenienti da una scena</text:span></text:span></text:p>
        </text:list-item>
        <text:list-item>
          <text:p text:style-name="P7"><text:span text:style-name="Strong_20_Emphasis"><text:span text:style-name="T12">ego_pose:</text:span></text:span><text:span text:style-name="Strong_20_Emphasis"><text:span text:style-name="T11"> indica la posizione e l’orientamento del veicolo principale (ego vehicle) in un determinato istante temporale. Serve per georeferenziare i dati raccolti.</text:span></text:span></text:p>
        </text:list-item>
        <text:list-item>
          <text:p text:style-name="P7"><text:span text:style-name="Strong_20_Emphasis"><text:span text:style-name="T11">ego_motion_cabin – Rappresenta il movimento della cabina del veicolo (es. accelerazioni, velocità) al timestamp associato.</text:span></text:span></text:p>
        </text:list-item>
        <text:list-item>
          <text:p text:style-name="P7"><text:span text:style-name="Strong_20_Emphasis"><text:span text:style-name="T11">ego_motion_chassis – Contiene i dati relativi al movimento del telaio del camion, separatamente dalla cabina, in uno specifico momento.</text:span></text:span></text:p>
        </text:list-item>
        <text:list-item>
          <text:p text:style-name="P7"><text:span text:style-name="Strong_20_Emphasis"><text:span text:style-name="T11">sensor – Specifica il tipo di sensore utilizzato (es. radar, lidar, camera).</text:span></text:span></text:p>
        </text:list-item>
        <text:list-item>
          <text:p text:style-name="P7"><text:span text:style-name="Strong_20_Emphasis"><text:span text:style-name="T11">calibrated_sensor – Definisce la configurazione e la calibrazione di un determinato sensore sul veicolo (es. posizione e orientamento del sensore rispetto al veicolo).</text:span></text:span></text:p>
        </text:list-item>
        <text:list-item>
          <text:p text:style-name="P7"><text:span text:style-name="Strong_20_Emphasis"><text:span text:style-name="T11">instance – Elenco di tutte le istanze di oggetti osservati nella scena (es. un'auto, un pedone, un cartello).</text:span></text:span></text:p>
        </text:list-item>
        <text:list-item>
          <text:p text:style-name="P7"><text:span text:style-name="Strong_20_Emphasis"><text:span text:style-name="T11">category – Rappresenta la categoria dell’oggetto secondo una tassonomia predefinita (es. veicolo, persona, ostacolo statico).</text:span></text:span></text:p>
        </text:list-item>
        <text:list-item>
          <text:p text:style-name="P7"><text:soft-page-break/><text:span text:style-name="Strong_20_Emphasis"><text:span text:style-name="T11">attribute – Caratteristiche variabili di un’istanza che non cambiano la sua categoria (es. un veicolo con le luci accese o spente).</text:span></text:span></text:p>
        </text:list-item>
        <text:list-item>
          <text:p text:style-name="P7"><text:span text:style-name="Strong_20_Emphasis"><text:span text:style-name="T11">visibility – Percentuale di pixel visibili relativi a un oggetto, calcolata attraverso tutte e 4 le telecamere del veicolo.</text:span></text:span></text:p>
        </text:list-item>
        <text:list-item>
          <text:p text:style-name="P7"><text:span text:style-name="Strong_20_Emphasis"><text:span text:style-name="T11">sample_annotation – Un’annotazione che rappresenta un’istanza di oggetto di interesse (es. veicolo) in un preciso sample temporale, completa di bounding box 3D e altri attributi.</text:span></text:span></text:p>
        </text:list-item>
        <text:list-item>
          <text:p text:style-name="P7"><text:span text:style-name="Strong_20_Emphasis"><text:span text:style-name="T11"/></text:span></text:p>
        </text:list-item>
      </text:list>
      <text:p text:style-name="P4"><text:span text:style-name="Strong_20_Emphasis"><text:span text:style-name="T13">Una differenza chiave tra dati radar e lidar risiede nella risoluzione e nel comportamento in condizioni ambientali avverse: i lidar offrono alta precisione spaziale ma sono sensibili a pioggia e nebbia, mentre i radar 4D risultano più robusti e forniscono informazioni anche sulla velocità relativa degli oggetti, rendendoli fondamentali per la previsione del movimento in scenari complessi.</text:span></text:span></text:p>
      <text:p text:style-name="P8"><text:span text:style-name="Emphasis"><text:span text:style-name="T14">3. Metodologia</text:span></text:span></text:p>
      <text:p text:style-name="P8"><text:span text:style-name="Emphasis"><text:span text:style-name="T15"><text:tab/></text:span></text:span><text:span text:style-name="Emphasis"><text:span text:style-name="T15">Descrizione dei classificatori: Random Forest, Gradient Boosting</text:span></text:span></text:p>
      <text:list text:style-name="L2">
        <text:list-item>
          <text:p text:style-name="P9">Suddivisione training/test (61/16 scene), <text:span text:style-name="T16">80% per train (pratica comune)</text:span></text:p>
        </text:list-item>
        <text:list-item>
          <text:p text:style-name="P10">Semplificazione in fase di training → siamo partiti dalle box del dataset già etichettate (non adatto per un uso online → <text:span text:style-name="T16">approccio semisupervisionato adatto a studiare le proprietà dei classificatori, non per un uso online</text:span></text:p>
        </text:list-item>
        <text:list-item>
          <text:p text:style-name="P10">Scelta delle etichette (mappatura in Dynamic, Vulnerable, Static...)</text:p>
        </text:list-item>
      </text:list>
      <text:list text:style-name="L3">
        <text:list-item>
          <text:p text:style-name="P11">Feature extraction (se ce n'è), preprocessing. <text:span text:style-name="T16">Commento alle features scelte</text:span></text:p>
        </text:list-item>
      </text:list>
      <text:list text:style-name="L4">
        <text:list-item>
          <text:p text:style-name="P12">Metriche scelte: accuracy, confusion matrix, classification report</text:p>
        </text:list-item>
      </text:list>
      <text:h text:style-name="P13" text:outline-level="4"><text:span text:style-name="Emphasis"><text:span text:style-name="T15">4. </text:span></text:span><text:span text:style-name="Emphasis"><text:span text:style-name="Strong_20_Emphasis"><text:span text:style-name="T17">Implementazione (1 pagina)</text:span></text:span></text:span></text:h>
      <text:list text:style-name="L5">
        <text:list-item>
          <text:p text:style-name="P14">Breve spiegazione del codice: training, test, valutazione per singola scena</text:p>
        </text:list-item>
        <text:list-item>
          <text:p text:style-name="P14">Uso di <text:span text:style-name="Source_20_Text">tqdm</text:span>, <text:span text:style-name="Source_20_Text">dtan.train_classifier</text:span>, <text:span text:style-name="Source_20_Text">evaluate_scene()</text:span></text:p>
        </text:list-item>
        <text:list-item>
          <text:p text:style-name="P14">Esempio di output (<text:span text:style-name="Emphasis">solo un estratto</text:span>, magari per una scena radar)</text:p>
        </text:list-item>
        <text:list-item>
          <text:p text:style-name="P15">Filtro per filtrare i punti lidar (troppi per essere processati tutti insieme)</text:p>
        </text:list-item>
      </text:list>
      <text:p text:style-name="P16">5. <text:s/>Risultati</text:p>
      <text:p text:style-name="P17">File res.txt commentato</text:p>
      <text:h text:style-name="P13" text:outline-level="4"><text:span text:style-name="Emphasis"><text:span text:style-name="T15">6. </text:span></text:span><text:span text:style-name="Emphasis"><text:span text:style-name="Strong_20_Emphasis"><text:span text:style-name="T17">Discussione e conclusione</text:span></text:span></text:span></text:h>
      <text:list text:style-name="L6">
        <text:list-item>
          <text:p text:style-name="P18">Limiti del lavoro (poche scene, nessuna segmentazione fine, no deep learning)</text:p>
        </text:list-item>
        <text:list-item>
          <text:p text:style-name="P18">Potenziali estensioni (CNN su immagini raw, sensor fusion, aumento scene)</text:p>
        </text:list-item>
      </text:list>
      <text:p text:style-name="P8"><text:span text:style-name="Emphasis"><text:span text:style-name="T1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-theme-settings-body-font-family" svg:font-family="'var f-theme-settings-body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it" number:transliteration-country="IT">
      <number:number number:decimal-places="0" number:min-decimal-places="0" number:min-integer-digits="1"/>
    </number:number-style>
    <number:number-style style:name="N109" loext:transliteration-spellout="capitalize cardinal" number:transliteration-language="it" number:transliteration-country="IT">
      <number:number number:decimal-places="0" number:min-decimal-places="0" number:min-integer-digits="1"/>
    </number:number-style>
    <number:number-style style:name="N110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11" loext:transliteration-spellout="upper cardinal" number:transliteration-language="it" number:transliteration-country="IT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16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17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18" loext:transliteration-spellout="upper USD" number:transliteration-language="it" number:transliteration-country="IT">
      <number:number number:decimal-places="2" number:min-decimal-places="2" number:min-integer-digits="1"/>
    </number:number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57:52.047767425</meta:creation-date>
    <dc:date>2025-06-06T19:05:42.340302131</dc:date>
    <meta:editing-duration>PT18M25S</meta:editing-duration>
    <meta:editing-cycles>3</meta:editing-cycles>
    <meta:generator>LibreOffice/24.8.7.2$Linux_X86_64 LibreOffice_project/f4f281f562fb585d46b0af5755dfe1eb6adc047f</meta:generator>
    <meta:document-statistic meta:table-count="0" meta:image-count="0" meta:object-count="0" meta:page-count="3" meta:paragraph-count="42" meta:word-count="709" meta:character-count="4896" meta:non-whitespace-character-count="4240"/>
  </office:meta>
</office:document-meta>
</file>